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2cm" fo:margin-bottom="0.102cm"/>
      <style:text-properties style:font-name="Arial"/>
    </style:style>
    <style:style style:name="P2" style:family="paragraph" style:parent-style-name="Standard">
      <style:paragraph-properties fo:margin-top="0.102cm" fo:margin-bottom="0.102cm"/>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margin-top="0.102cm" fo:margin-bottom="0.102cm"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margin-top="0.102cm" fo:margin-bottom="0.102cm" fo:text-align="start"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margin-top="0.102cm" fo:margin-bottom="0.102cm" fo:text-align="start" style:justify-single-word="false"/>
      <style:text-properties style:font-name="Arial" fo:font-size="14pt" fo:font-weight="bold" fo:background-color="#ffffff" style:font-size-asian="14pt" style:font-weight-asian="bold" style:font-size-complex="14pt" style:font-weight-complex="bold"/>
    </style:style>
    <style:style style:name="P6" style:family="paragraph" style:parent-style-name="Standard">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margin-top="0.102cm" fo:margin-bottom="0.102cm" fo:text-align="center" style:justify-single-word="false"/>
      <style:text-properties style:font-name="Arial" fo:font-size="14pt" fo:font-weight="normal" style:font-size-asian="14pt" style:font-weight-asian="normal" style:font-size-complex="14pt" style:font-weight-complex="normal"/>
    </style:style>
    <style:style style:name="P8" style:family="paragraph" style:parent-style-name="Standard">
      <style:paragraph-properties fo:margin-top="0.102cm" fo:margin-bottom="0.102cm"/>
      <style:text-properties style:font-name="Arial" fo:font-weight="bold" style:font-weight-asian="bold" style:font-weight-complex="bold"/>
    </style:style>
    <style:style style:name="P9" style:family="paragraph" style:parent-style-name="Standard">
      <style:paragraph-properties fo:margin-top="0.102cm" fo:margin-bottom="0.102cm" fo:text-align="start" style:justify-single-word="false"/>
      <style:text-properties style:font-name="Arial" fo:font-weight="bold" style:font-weight-asian="bold" style:font-weight-complex="bold"/>
    </style:style>
    <style:style style:name="P10" style:family="paragraph" style:parent-style-name="Standard">
      <style:paragraph-properties fo:margin-top="0.102cm" fo:margin-bottom="0.102cm"/>
      <style:text-properties style:font-name="Arial" fo:font-weight="bold" fo:background-color="#ffffff" style:font-weight-asian="bold" style:font-weight-complex="bold"/>
    </style:style>
    <style:style style:name="P11" style:family="paragraph" style:parent-style-name="Standard">
      <style:paragraph-properties fo:margin-top="0.102cm" fo:margin-bottom="0.102cm" fo:text-align="start" style:justify-single-word="false"/>
      <style:text-properties style:font-name="Arial"/>
    </style:style>
    <style:style style:name="P12" style:family="paragraph" style:parent-style-name="Standard">
      <style:paragraph-properties fo:margin-top="0.102cm" fo:margin-bottom="0.102cm"/>
      <style:text-properties style:font-name="Arial" fo:font-weight="normal" style:font-weight-asian="normal" style:font-weight-complex="normal"/>
    </style:style>
    <style:style style:name="P13" style:family="paragraph" style:parent-style-name="Standard">
      <style:paragraph-properties fo:margin-top="0.102cm" fo:margin-bottom="0.102cm" fo:text-align="center" style:justify-single-word="false"/>
      <style:text-properties style:font-name="Arial" fo:font-size="18pt" fo:font-weight="bold" style:font-size-asian="18pt" style:font-weight-asian="bold" style:font-size-complex="18pt" style:font-weight-complex="bold"/>
    </style:style>
    <style:style style:name="P14" style:family="paragraph" style:parent-style-name="Standard">
      <style:paragraph-properties fo:margin-top="0.102cm" fo:margin-bottom="0.102cm" fo:text-align="center" style:justify-single-word="false"/>
      <style:text-properties style:font-name="Arial" fo:font-size="16pt" fo:font-weight="bold" style:font-size-asian="16pt" style:font-weight-asian="bold" style:font-size-complex="16pt" style:font-weight-complex="bold"/>
    </style:style>
    <style:style style:name="P15" style:family="paragraph" style:parent-style-name="Standard">
      <style:paragraph-properties fo:margin-top="0.102cm" fo:margin-bottom="0.102cm" fo:text-align="start" style:justify-single-word="false" fo:padding="0.074cm" fo:border-left="none" fo:border-right="none" fo:border-top="none" fo:border-bottom="0.035cm solid #000000" style:join-border="false"/>
      <style:text-properties style:font-name="Arial"/>
    </style:style>
    <style:style style:name="P16" style:family="paragraph" style:parent-style-name="Standard">
      <style:paragraph-properties fo:margin-top="0.102cm" fo:margin-bottom="0.102cm" fo:padding="0.074cm" fo:border-left="none" fo:border-right="none" fo:border-top="none" fo:border-bottom="0.035cm solid #000000" style:join-border="false"/>
      <style:text-properties style:font-name="Arial"/>
    </style:style>
    <style:style style:name="P17" style:family="paragraph" style:parent-style-name="Standard">
      <style:paragraph-properties fo:margin-top="0.102cm" fo:margin-bottom="0.102cm" fo:padding="0.074cm" fo:border-left="none" fo:border-right="none" fo:border-top="none" fo:border-bottom="0.035cm solid #000000" style:join-border="false"/>
      <style:text-properties style:font-name="Arial" fo:font-weight="bold" style:font-weight-asian="bold" style:font-weight-complex="bold"/>
    </style:style>
    <style:style style:name="P18" style:family="paragraph" style:parent-style-name="Standard">
      <style:paragraph-properties fo:margin-top="0.102cm" fo:margin-bottom="0.102cm" fo:padding="0.074cm" fo:border-left="none" fo:border-right="none" fo:border-top="none" fo:border-bottom="0.035cm solid #000000" style:join-border="false"/>
      <style:text-properties style:font-name="Arial" fo:font-weight="normal" style:font-weight-asian="normal" style:font-weight-complex="normal"/>
    </style:style>
    <style:style style:name="P19" style:family="paragraph" style:parent-style-name="Standard">
      <style:paragraph-properties fo:margin-top="0.102cm" fo:margin-bottom="0.102cm" fo:text-align="center" style:justify-single-word="false" fo:padding="0.074cm" fo:border-left="none" fo:border-right="none" fo:border-top="none" fo:border-bottom="0.035cm solid #000000" style:join-border="false"/>
      <style:text-properties style:font-name="Arial" fo:font-size="14pt" fo:font-weight="bold" style:font-size-asian="14pt" style:font-weight-asian="bold" style:font-size-complex="14pt" style:font-weight-complex="bold"/>
    </style:style>
    <style:style style:name="P20" style:family="paragraph" style:parent-style-name="Standard">
      <style:paragraph-properties fo:margin-top="0.102cm" fo:margin-bottom="0.102cm"/>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fo:margin-top="0.102cm" fo:margin-bottom="0.102cm" fo:text-align="start" style:justify-single-word="false"/>
      <style:text-properties style:font-name="Arial" fo:font-size="14pt" fo:font-weight="bold" style:font-size-asian="14pt" style:font-weight-asian="bold" style:font-size-complex="14pt" style:font-weight-complex="bold"/>
    </style:style>
    <style:style style:name="P22" style:family="paragraph" style:parent-style-name="Standard" style:list-style-name="L1">
      <style:paragraph-properties fo:margin-top="0.102cm" fo:margin-bottom="0.102cm" fo:text-align="start" style:justify-single-word="false"/>
      <style:text-properties style:font-name="Arial" fo:font-size="14pt" fo:font-weight="bold" style:font-size-asian="14pt" style:font-weight-asian="bold" style:font-size-complex="14pt" style:font-weight-complex="bold"/>
    </style:style>
    <style:style style:name="P23" style:family="paragraph" style:parent-style-name="Standard" style:list-style-name="L9">
      <style:paragraph-properties fo:margin-top="0.102cm" fo:margin-bottom="0.102cm" fo:text-align="start"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margin-top="0.102cm" fo:margin-bottom="0.102cm" fo:text-align="center" style:justify-single-word="false"/>
      <style:text-properties style:font-name="Arial" fo:font-size="14pt" fo:font-weight="bold" style:font-size-asian="14pt" style:font-weight-asian="bold" style:font-size-complex="14pt" style:font-weight-complex="bold"/>
    </style:style>
    <style:style style:name="P25" style:family="paragraph" style:parent-style-name="Standard">
      <style:paragraph-properties fo:margin-top="0.102cm" fo:margin-bottom="0.102cm"/>
      <style:text-properties style:font-name="Arial" fo:font-size="14pt" fo:font-weight="normal" style:font-size-asian="14pt" style:font-weight-asian="normal" style:font-size-complex="14pt" style:font-weight-complex="normal"/>
    </style:style>
    <style:style style:name="P26" style:family="paragraph" style:parent-style-name="Standard">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27" style:family="paragraph" style:parent-style-name="Standard" style:list-style-name="L2">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28" style:family="paragraph" style:parent-style-name="Standard" style:list-style-name="L1">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29" style:family="paragraph" style:parent-style-name="Standard" style:list-style-name="L3">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30" style:family="paragraph" style:parent-style-name="Standard" style:list-style-name="L9">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31" style:family="paragraph" style:parent-style-name="Standard" style:list-style-name="L10">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32" style:family="paragraph" style:parent-style-name="Standard" style:list-style-name="L11">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33" style:family="paragraph" style:parent-style-name="Standard" style:list-style-name="L12">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34" style:family="paragraph" style:parent-style-name="Standard" style:list-style-name="L13">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35" style:family="paragraph" style:parent-style-name="Standard">
      <style:paragraph-properties fo:margin-top="0.102cm" fo:margin-bottom="0.102cm" fo:text-align="center" style:justify-single-word="false"/>
      <style:text-properties style:font-name="Arial" fo:font-size="14pt" fo:font-weight="normal" style:font-size-asian="14pt" style:font-weight-asian="normal" style:font-size-complex="14pt" style:font-weight-complex="normal"/>
    </style:style>
    <style:style style:name="P36" style:family="paragraph" style:parent-style-name="Standard" style:list-style-name="L1">
      <style:paragraph-properties fo:margin-top="0.102cm" fo:margin-bottom="0.102cm" fo:text-align="center" style:justify-single-word="false"/>
      <style:text-properties style:font-name="Arial" fo:font-size="14pt" fo:font-weight="normal" style:font-size-asian="14pt" style:font-weight-asian="normal" style:font-size-complex="14pt" style:font-weight-complex="normal"/>
    </style:style>
    <style:style style:name="P37" style:family="paragraph" style:parent-style-name="Standard" style:list-style-name="L2">
      <style:paragraph-properties fo:margin-top="0.102cm" fo:margin-bottom="0.102cm"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38" style:family="paragraph" style:parent-style-name="Standard" style:list-style-name="L3">
      <style:paragraph-properties fo:margin-top="0.102cm" fo:margin-bottom="0.102cm" fo:text-align="start" style:justify-single-word="false"/>
      <style:text-properties style:font-name="Arial"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39" style:family="paragraph" style:parent-style-name="Standard" style:list-style-name="L4">
      <style:paragraph-properties fo:margin-top="0.102cm" fo:margin-bottom="0.102cm" fo:text-align="start" style:justify-single-word="false"/>
      <style:text-properties style:font-name="Arial"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top="0.102cm" fo:margin-bottom="0.102cm" fo:text-align="center" style:justify-single-word="false"/>
      <style:text-properties style:font-name="Arial"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top="0.102cm" fo:margin-bottom="0.102cm" fo:text-align="start"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list-style-name="L4">
      <style:paragraph-properties fo:margin-top="0.102cm" fo:margin-bottom="0.102cm" fo:text-align="start"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list-style-name="L5">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Standard" style:list-style-name="L4">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6" style:family="paragraph" style:parent-style-name="Standard" style:list-style-name="L6">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list-style-name="L14">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L5">
      <style:paragraph-properties fo:margin-top="0.102cm" fo:margin-bottom="0.102cm"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4">
      <style:paragraph-properties fo:margin-top="0.102cm" fo:margin-bottom="0.102cm"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0" style:family="paragraph" style:parent-style-name="Standard" style:list-style-name="L6">
      <style:paragraph-properties fo:margin-top="0.102cm" fo:margin-bottom="0.102cm"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1" style:family="paragraph" style:parent-style-name="Standard" style:list-style-name="L14">
      <style:paragraph-properties fo:margin-top="0.102cm" fo:margin-bottom="0.102cm"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2" style:family="paragraph" style:parent-style-name="Standard" style:list-style-name="L7">
      <style:paragraph-properties fo:margin-top="0.102cm" fo:margin-bottom="0.102cm"/>
      <style:text-properties style:font-name="Arial" fo:font-weight="bold" fo:background-color="#ffffff" style:font-weight-asian="bold" style:font-weight-complex="bold"/>
    </style:style>
    <style:style style:name="P53" style:family="paragraph" style:parent-style-name="Standard">
      <style:paragraph-properties fo:margin-top="0.102cm" fo:margin-bottom="0.102cm" fo:text-align="center" style:justify-single-word="false"/>
      <style:text-properties style:font-name="Arial" fo:font-size="18pt" fo:font-weight="bold" style:font-size-asian="18pt" style:font-weight-asian="bold" style:font-size-complex="18pt" style:font-weight-complex="bold"/>
    </style:style>
    <style:style style:name="P54" style:family="paragraph" style:parent-style-name="Standard" style:list-style-name="L1">
      <style:paragraph-properties fo:margin-top="0.102cm" fo:margin-bottom="0.102cm" fo:text-align="center" style:justify-single-word="false"/>
      <style:text-properties style:font-name="Arial" fo:font-size="16pt" fo:font-weight="bold" style:font-size-asian="16pt" style:font-weight-asian="bold" style:font-size-complex="16pt" style:font-weight-complex="bold"/>
    </style:style>
    <style:style style:name="P55" style:family="paragraph" style:parent-style-name="Standard" style:list-style-name="L8">
      <style:paragraph-properties fo:margin-top="0.102cm" fo:margin-bottom="0.102cm" fo:text-align="start" style:justify-single-word="false"/>
      <style:text-properties fo:font-weight="bold" style:font-weight-asian="bold" style:font-weight-complex="bold"/>
    </style:style>
    <style:style style:name="P56" style:family="paragraph" style:parent-style-name="Standard">
      <style:paragraph-properties fo:margin-top="0.102cm" fo:margin-bottom="0.102cm" fo:text-align="start" style:justify-single-word="false"/>
    </style:style>
    <style:style style:name="P57" style:family="paragraph" style:parent-style-name="Standard" style:list-style-name="L15">
      <style:paragraph-properties fo:margin-top="0.102cm" fo:margin-bottom="0.102cm" fo:text-align="start" style:justify-single-word="false"/>
    </style:style>
    <style:style style:name="P58" style:family="paragraph" style:parent-style-name="Standard" style:list-style-name="L19">
      <style:paragraph-properties fo:margin-top="0.102cm" fo:margin-bottom="0.102cm" fo:text-align="start" style:justify-single-word="false"/>
    </style:style>
    <style:style style:name="P59" style:family="paragraph" style:parent-style-name="Standard" style:list-style-name="L15">
      <style:paragraph-properties fo:margin-top="0.102cm" fo:margin-bottom="0.102cm" fo:text-align="start" style:justify-single-word="false"/>
      <style:text-properties fo:background-color="#ff3333"/>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weight="bold" style:font-weight-asian="bold" style:font-weight-complex="bold"/>
    </style:style>
    <style:style style:name="T5" style:family="text">
      <style:text-properties fo:background-color="#ff3333"/>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background-color="#ff3333" style:font-style-asian="normal" style:font-style-complex="normal"/>
    </style:style>
    <style:style style:name="T12" style:family="text">
      <style:text-properties fo:font-style="normal" style:text-underline-style="none" fo:background-color="#ffffff" style:font-style-asian="normal" style:font-style-complex="normal"/>
    </style:style>
    <style:style style:name="T13"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83cm" fo:text-indent="-0.635cm" fo:margin-left="1.6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18cm" fo:text-indent="-0.635cm" fo:margin-left="2.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3cm" fo:text-indent="-0.635cm" fo:margin-left="2.9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88cm" fo:text-indent="-0.635cm" fo:margin-left="3.5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3cm" fo:text-indent="-0.635cm" fo:margin-left="4.2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8cm" fo:text-indent="-0.635cm" fo:margin-left="4.8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3cm" fo:text-indent="-0.635cm" fo:margin-left="5.4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28cm" fo:text-indent="-0.635cm" fo:margin-left="6.1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3cm" fo:text-indent="-0.635cm" fo:margin-left="6.7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98cm" fo:text-indent="-0.635cm" fo:margin-left="7.39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004cm" fo:text-indent="-0.635cm" fo:margin-left="3.0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39cm" fo:text-indent="-0.635cm" fo:margin-left="3.6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74cm" fo:text-indent="-0.635cm" fo:margin-left="4.2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09cm" fo:text-indent="-0.635cm" fo:margin-left="4.9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44cm" fo:text-indent="-0.635cm" fo:margin-left="5.5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79cm" fo:text-indent="-0.635cm" fo:margin-left="6.1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14cm" fo:text-indent="-0.635cm" fo:margin-left="6.8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49cm" fo:text-indent="-0.635cm" fo:margin-left="7.4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84cm" fo:text-indent="-0.635cm" fo:margin-left="8.0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19cm" fo:text-indent="-0.635cm" fo:margin-left="8.719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sos de uso</text:p>
      <text:p text:style-name="P3"><text:s text:c="2"/>Lista de casos de uso:</text:p>
      <text:p text:style-name="P3"/>
      <text:p text:style-name="P4"><text:s/><text:tab/><text:span text:style-name="T1">En </text:span>negrita<text:span text:style-name="T1"> el requerimiento.</text:span></text:p>
      <text:p text:style-name="P6"><text:tab/>Enumerado el caso de uso.</text:p>
      <text:p text:style-name="P4"><text:span text:style-name="T1"><text:tab/></text:span><text:span text:style-name="T9">Subrayado</text:span><text:span text:style-name="T1"> precondiciones y postcondiciones</text:span></text:p>
      <text:p text:style-name="P6"/>
      <text:list xml:id="list5228863267911975188" text:style-name="L1">
        <text:list-item>
          <text:p text:style-name="P22">Login</text:p>
        </text:list-item>
      </text:list>
      <text:list xml:id="list8983437866529172720" text:style-name="L2">
        <text:list-item>
          <text:p text:style-name="P27">Login estudiante</text:p>
          <text:p text:style-name="P37">Acceder a la ventana de formularios</text:p>
        </text:list-item>
        <text:list-item>
          <text:p text:style-name="P27">Login Administrador</text:p>
          <text:p text:style-name="P37">Acceder a la ventana de gestion de fichas de beca</text:p>
          <text:p text:style-name="P37"/>
          <text:p text:style-name="P27"/>
        </text:list-item>
      </text:list>
      <text:list xml:id="list43288107" text:continue-list="list5228863267911975188" text:style-name="L1">
        <text:list-item>
          <text:p text:style-name="P22">Formularios de beca </text:p>
          <text:p text:style-name="P28"><text:s text:c="4"/><text:span text:style-name="T6"><text:s/>I</text:span><text:span text:style-name="T7">ngreso al sistema como Estudiante(pre condición).</text:span></text:p>
        </text:list-item>
      </text:list>
      <text:list xml:id="list2318907162253251421" text:style-name="L3">
        <text:list-item>
          <text:list>
            <text:list-item>
              <text:p text:style-name="P29">Validación de los datos que ingresa un estudiante</text:p>
            </text:list-item>
            <text:list-item>
              <text:p text:style-name="P29">Registro de los datos que ingresa un estudiante</text:p>
            </text:list-item>
            <text:list-item>
              <text:p text:style-name="P29">Envio de la solicitud </text:p>
            </text:list-item>
            <text:list-item>
              <text:p text:style-name="P29">Elección de la cita para firmar</text:p>
              <text:p text:style-name="P38">Conclusión del proceso (post condiciones).</text:p>
              <text:p text:style-name="P38"/>
            </text:list-item>
          </text:list>
        </text:list-item>
      </text:list>
      <text:list xml:id="list8578534674009290904" text:style-name="L4">
        <text:list-item>
          <text:p text:style-name="P42">Gestion en las fichas de solicitud de beca</text:p>
          <text:p text:style-name="P42"><text:s/><text:tab/><text:span text:style-name="T9">I</text:span><text:span text:style-name="T8">ngreso al sistema como Admin (pre condición).</text:span></text:p>
          <text:list>
            <text:list-header>
              <text:p text:style-name="P39"><text:s text:c="4"/>Finalización del proceso de formularios de beca (pre condición).</text:p>
            </text:list-header>
          </text:list>
        </text:list-item>
      </text:list>
      <text:list xml:id="list4691631606514715313" text:style-name="L5">
        <text:list-item>
          <text:list>
            <text:list-item>
              <text:list>
                <text:list-item>
                  <text:p text:style-name="P44">Mostrar datos de la ficha de un estudiante (Según parámetros)</text:p>
                </text:list-item>
                <text:list-item>
                  <text:p text:style-name="P44">Modificar datos de la ficha de un estudiante</text:p>
                </text:list-item>
                <text:list-item>
                  <text:p text:style-name="P44">Borrar datos de la ficha de un estudiante (borrado lógico)</text:p>
                </text:list-item>
                <text:list-item>
                  <text:p text:style-name="P44">Determinar aprovación o denegación de la beca</text:p>
                  <text:p text:style-name="P48">Almacenamiento del reporte (post condición)</text:p>
                </text:list-item>
              </text:list>
            </text:list-item>
          </text:list>
        </text:list-item>
      </text:list>
      <text:p text:style-name="P41"><text:soft-page-break/></text:p>
      <text:list xml:id="list43309819" text:continue-list="list8578534674009290904" text:style-name="L4">
        <text:list-item>
          <text:p text:style-name="P42">Generar reporte</text:p>
          <text:list>
            <text:list-header>
              <text:p text:style-name="P39">Envio de la solicitud del estudiante (pre condición).</text:p>
              <text:p text:style-name="P42"><text:span text:style-name="T9">I</text:span><text:span text:style-name="T8">ngreso al sistema como Admin (pre condición).</text:span></text:p>
            </text:list-header>
          </text:list>
          <text:p text:style-name="P45">1. Mostrar reporte de estudiantes (“ficha de solicitud de beca”).</text:p>
          <text:p text:style-name="P45">2. Almacenar los reportes aprovados para beca en la PC.</text:p>
        </text:list-item>
      </text:list>
      <text:p text:style-name="P43"/>
      <text:list xml:id="list43287967" text:continue-numbering="true" text:style-name="L4">
        <text:list-item>
          <text:p text:style-name="P42">Una base de datos</text:p>
          <text:list>
            <text:list-item>
              <text:list>
                <text:list-header>
                  <text:p text:style-name="P49">Tabla parámetros (pre condición).</text:p>
                </text:list-header>
              </text:list>
              <text:p text:style-name="P45">1. CRUD Estudiante (Correo electrónico previo ?)</text:p>
            </text:list-item>
          </text:list>
        </text:list-item>
      </text:list>
      <text:list xml:id="list4474298762686876777" text:style-name="L6">
        <text:list-item>
          <text:list>
            <text:list-item>
              <text:list>
                <text:list-item>
                  <text:p text:style-name="P46">CRUD Rutas</text:p>
                </text:list-item>
                <text:list-item>
                  <text:p text:style-name="P46">CRUD Dirección</text:p>
                </text:list-item>
                <text:list-item>
                  <text:p text:style-name="P46">CRUD Familia</text:p>
                </text:list-item>
                <text:list-item>
                  <text:p text:style-name="P46">CRUD Encargado</text:p>
                </text:list-item>
                <text:list-item>
                  <text:p text:style-name="P46">CRUD DatosCentro educativo</text:p>
                </text:list-item>
                <text:list-item>
                  <text:p text:style-name="P46">CRUD Estudiantes_Borrados</text:p>
                  <text:p text:style-name="P50">Tabla Bitacora (post condición).</text:p>
                </text:list-item>
              </text:list>
            </text:list-item>
          </text:list>
        </text:list-item>
      </text:list>
      <text:list xml:id="list43299518" text:continue-list="list43287967" text:style-name="L4">
        <text:list-header>
          <text:p text:style-name="P45"><text:s text:c="4"/></text:p>
        </text:list-header>
        <text:list-item>
          <text:p text:style-name="P42">Firma de documentos almacenados</text:p>
          <text:p text:style-name="P45">1. Firmar todos los reportes almacenados en la PC con (Firma digital)</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3">Descripción de casos de uso</text:p>
      <text:p text:style-name="P14">Login</text:p>
      <text:p text:style-name="P5"><text:s text:c="3"/>Login de estudiante y administrador</text:p>
      <text:p text:style-name="P6"><text:s text:c="3"/>El sistema web ofrece al estudiantado el acceso a formularios de beca, dado que solo los estudiantes pueden ingresar a la sección de formularios y no alguien ageno a la institución, se le asignará un ID y Contraseña, al estudiante, a esta condición se le conoce como Login. Es la misma idea para los administradores, para que nadie ageno a la administración ingrese a la sección de gestion de fichas de beca se requiere de un login.</text:p>
      <text:p text:style-name="P10">__________________________________________________________________________</text:p>
      <text:p text:style-name="P10">Requermiento Login</text:p>
      <text:p text:style-name="P10">Caso de uso: Login de estudiante</text:p>
      <text:list xml:id="list2775666454625416767" text:style-name="L7">
        <text:list-item>
          <text:p text:style-name="P52">Flujo básico S(sistema) U(usuario)</text:p>
        </text:list-item>
      </text:list>
      <text:p text:style-name="P1">(U) ingresa al sistema</text:p>
      <text:p text:style-name="P1">(S) Consulta cedulas de base de datos</text:p>
      <text:p text:style-name="P1">(U) 1. Registra el numero de cédula y el password</text:p>
      <text:p text:style-name="P1">(S) 2. Valida, verifica el numero de cédula desde el cliente</text:p>
      <text:p text:style-name="P1">(U) 3. Le da click al boton de submit (ingresar)</text:p>
      <text:p text:style-name="P1">(S) 4. Se envia una consulta a la base de datos con la cedula y el pasword registrados, para verificar si el estudiante ingreso el password correctamente.</text:p>
      <text:p text:style-name="P1">(S) 5.Se muestra el formulario de beca.</text:p>
      <text:p text:style-name="P9">__________________________________________________________________________</text:p>
      <text:p text:style-name="P9">Caso de uso: Login estudiante</text:p>
      <text:list xml:id="list1406727146150981533" text:style-name="L8">
        <text:list-item>
          <text:p text:style-name="P55"><text:span text:style-name="T2">Flujo alterno: </text:span><text:span text:style-name="T2">Mal ingreso de password<text:tab/></text:span></text:p>
        </text:list-item>
      </text:list>
      <text:p text:style-name="P11"><text:tab/>(S)4.1 No encuentra coincidencia en la base de datos</text:p>
      <text:p text:style-name="P11"><text:tab/>(S)4.2 Envia mensaje,de contraseña incorrecta el mensaje dirá: ""</text:p>
      <text:p text:style-name="P15"><text:tab/>(S)4.3 vuelve al paso 1</text:p>
      <text:p text:style-name="P8"/>
      <text:p text:style-name="P8"/>
      <text:p text:style-name="P8"/>
      <text:p text:style-name="P8"/>
      <text:p text:style-name="P8"><text:soft-page-break/></text:p>
      <text:p text:style-name="P8"/>
      <text:p text:style-name="P8"/>
      <text:p text:style-name="P8">Requermiento Login</text:p>
      <text:p text:style-name="P8">Caso de uso: Login de admin</text:p>
      <text:p text:style-name="P8">1. <text:s/>Flujo básico S(sistema) U(usuario)</text:p>
      <text:p text:style-name="P8">__________________________________________________________________________</text:p>
      <text:p text:style-name="P11">(U) 1. Ingreso al sistema </text:p>
      <text:p text:style-name="P11">(U) 1. Registra el numero de cédula y el password</text:p>
      <text:p text:style-name="P11">(U) 3. Le da click al boton de submit (ingresar)</text:p>
      <text:p text:style-name="P11">(S) 4. Se envia una consulta a la base de datos con la cedula y el pasword registrados, para verificar si el usuario admin puede ingresar correctamente.</text:p>
      <text:p text:style-name="P15">(S)5. Despliega la ventana de gestion de becas</text:p>
      <text:p text:style-name="P8"/>
      <text:p text:style-name="P8">___________________________________________</text:p>
      <text:p text:style-name="P8"><text:s text:c="2"/>Caso de uso: Login admin.</text:p>
      <text:p text:style-name="P8"><text:s text:c="2"/>Flujo alterno: Mal ingreso de datos...</text:p>
      <text:p text:style-name="P8">__________________________________________________________________________</text:p>
      <text:p text:style-name="P1">(s) 4.1 Determina que no escribio el usuario o el password correcto.</text:p>
      <text:p text:style-name="P16">(s) 4.2 Se envia un mensaje al usuario para que reintente ingresar.</text:p>
      <text:p text:style-name="P2"/>
      <text:p text:style-name="P2"/>
      <text:p text:style-name="P2"/>
      <text:p text:style-name="P2"/>
      <text:p text:style-name="P2"/>
      <text:p text:style-name="P2"/>
      <text:p text:style-name="P40"/>
      <text:p text:style-name="P40"/>
      <text:p text:style-name="P40"/>
      <text:p text:style-name="P40"/>
      <text:p text:style-name="P40"/>
      <text:p text:style-name="P40"/>
      <text:p text:style-name="P40"/>
      <text:p text:style-name="P40"><text:soft-page-break/></text:p>
      <text:p text:style-name="P4"/>
      <text:list xml:id="list43314101" text:continue-list="list43288107" text:style-name="L1">
        <text:list-header>
          <text:p text:style-name="P22"/>
          <text:p text:style-name="P54">Formularios de beca </text:p>
          <text:p text:style-name="P28"><text:s text:c="3"/>Para ingresar a esta sección del sition web se debe cumplir la pre condición<text:span text:style-name="T4"> Login de estudiante</text:span>. Cuando el estudiante acceda con el login al sitio de formularios, se le desplegará la siguiente información:</text:p>
          <text:p text:style-name="P28"/>
          <text:p text:style-name="P36"/>
          <text:p text:style-name="P36"/>
          <text:p text:style-name="P36"/>
          <text:p text:style-name="P36"/>
          <text:p text:style-name="P36"/>
          <text:p text:style-name="P36"/>
          <text:p text:style-name="P36"/>
          <text:p text:style-name="P36"/>
          <text:p text:style-name="P36"/>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El formulario le pedirá lo siguiente:</text:p>
      <text:p text:style-name="P1"><text:tab/><text:tab/><text:span text:style-name="T4">Dirección del grupo familiar:</text:span></text:p>
      <text:p text:style-name="P1"><text:tab/>Provincia. (?)</text:p>
      <text:p text:style-name="P1"><text:tab/>Cantón. <text:s text:c="3"/>(?)</text:p>
      <text:p text:style-name="P1"><text:tab/>Distrito. <text:s text:c="3"/>(?)</text:p>
      <text:p text:style-name="P1"><text:tab/>Poblado. <text:s/>(?)</text:p>
      <text:p text:style-name="P1"><text:tab/>Distancia en kilometros del lugar de residencia del estudiante al centro educativo.</text:p>
      <text:p text:style-name="P1"/>
      <text:p text:style-name="P11"><text:tab/> <text:s text:c="10"/><text:span text:style-name="T4">Información del grupo familiar:</text:span> </text:p>
      <text:p text:style-name="P1"><text:tab/>Genero. (Hombre/Mujer)</text:p>
      <text:p text:style-name="P1"><text:tab/>Nacionalidad. <text:s text:c="2"/>(Costarricense/Extrangero)</text:p>
      <text:p text:style-name="P1"><text:tab/>Fecha de nacimiento.</text:p>
      <text:p text:style-name="P1"><text:tab/>Edad.</text:p>
      <text:p text:style-name="P1"><text:tab/>Cedula.</text:p>
      <text:p text:style-name="P1"><text:tab/>Nombre completo. </text:p>
      <text:p text:style-name="P1"><text:tab/>Parentesco. (?)</text:p>
      <text:p text:style-name="P1"><text:tab/>Beca (si/no).</text:p>
      <text:p text:style-name="P1"><text:tab/>Escolaridad. (?)</text:p>
      <text:p text:style-name="P1"><text:tab/>Ocupación.</text:p>
      <text:p text:style-name="P1"><text:tab/>Ingreso Mensual. (Colones)</text:p>
      <text:p text:style-name="P1"><text:tab/>Telefono. <text:s/>(solo uno por grupo familiar)</text:p>
      <text:p text:style-name="P1"><text:tab/>Correo electrónico. <text:s text:c="2"/>(solo uno por grupo familiar)</text:p>
      <text:p text:style-name="P1"/>
      <text:p text:style-name="P1"><text:tab/><text:tab/><text:span text:style-name="T4">Otras ayudas que reciva del estado:</text:span></text:p>
      <text:p text:style-name="P1"><text:tab/>Tipo de beca. (Beca avancemos/Beca fonabe/Otra)</text:p>
      <text:p text:style-name="P1"><text:tab/>Monto. (Colones)</text:p>
      <text:p text:style-name="P1"><text:tab/><text:tab/><text:span text:style-name="T4">Otros ingresos del grupo familiar: (Colones)</text:span></text:p>
      <text:p text:style-name="P1"><text:tab/>Ayuda económica de familiares y particularidades u otras ayudas.</text:p>
      <text:p text:style-name="P1"><text:tab/>Pensión voluntarion. </text:p>
      <text:p text:style-name="P1"><text:tab/>Ingresos por concepto de alquileres de locales, casas, cocheras, lotes, vehículos, <text:tab/>entre otros.</text:p>
      <text:p text:style-name="P1"><text:tab/>Ayudas <text:span text:style-name="T5">en especie</text:span>: Especifique: <text:s/>(?)</text:p>
      <text:p text:style-name="P1"><text:tab/>Total de ingresos. (total de ingresos por grupo familiar)</text:p>
      <text:p text:style-name="P2"><text:soft-page-break/></text:p>
      <text:p text:style-name="P25">El estudiante deberá llenar la información anterior, además de elegir la cita de la firma presencial.</text:p>
      <text:p text:style-name="P2">Cita de la firma presencial</text:p>
      <text:p text:style-name="P6"><text:span text:style-name="T4"><text:s text:c="2"/></text:span>El sistema le pedirá al estudiante, elegir la cita para que el encargado firme la declaración jurada en el colegio, una vez elegida. El usuario <text:s/>debe enviar la solicitud.</text:p>
      <text:p text:style-name="P4">Validaciones de datos</text:p>
      <text:p text:style-name="P6"><text:s text:c="3"/>El sistema deberá garántizar que los formularios no se envien con información incorrecta, para esto debe tener Validación de datos, esto es lo que le indica al usuario cuando hay un error en la información que ha registrado, o cuando hay espacios necesarios que aún no registrado en el formulario. La solicitud se podrá enviar solamente hasta que cumpla con toda la validación.</text:p>
      <text:p text:style-name="P4">Autoguardado</text:p>
      <text:p text:style-name="P4"><text:tab/><text:span text:style-name="T1">Pre condición</text:span></text:p>
      <text:list xml:id="list7512698800934305268" text:style-name="L10">
        <text:list-item>
          <text:p text:style-name="P31">Registro de datos en el formulario</text:p>
        </text:list-item>
      </text:list>
      <text:p text:style-name="P6"><text:s text:c="2"/>El sistema deberá guardar la información que un estudiante registre previo al envio de la solicitud, de forma tal que si no ha completado el formulario y por ende no ha enviado la solicitud de beca y el estudiante cierra el sitio web, la información registrada se guardará en la base de datos. Para que se despliegue automáticamente la próxima vez que acceda con su cuenta al sitio de formularios.</text:p>
      <text:p text:style-name="P6"><text:s text:c="4"/>Post condición</text:p>
      <text:list xml:id="list7914651902671040132" text:style-name="L11">
        <text:list-item>
          <text:p text:style-name="P32">Envio de correo electrónico con recordatorio. </text:p>
        </text:list-item>
      </text:list>
      <text:p text:style-name="P4">Envio de la solicitud </text:p>
      <text:p text:style-name="P6"><text:span text:style-name="T4"><text:s text:c="2"/></text:span>Pre condiciones</text:p>
      <text:list xml:id="list4055104672732905506" text:style-name="L12">
        <text:list-item>
          <text:p text:style-name="P33">Validaciones de datos</text:p>
        </text:list-item>
        <text:list-item>
          <text:p text:style-name="P33">Cita de la firma presencial</text:p>
        </text:list-item>
      </text:list>
      <text:p text:style-name="P6"><text:span text:style-name="T4"><text:s text:c="3"/></text:span>El estudiante presionará un boton con el que enviará toda su información y la cita de la firma presencial, a la base de datos que maneja la institución. </text:p>
      <text:p text:style-name="P6"><text:s text:c="3"/>Post condiciones</text:p>
      <text:list xml:id="list53482593770427113" text:style-name="L13">
        <text:list-item>
          <text:p text:style-name="P34">Mensaje de confirmación en el sitio web</text:p>
        </text:list-item>
        <text:list-item>
          <text:p text:style-name="P34">Envio de correo electrónico de confirmación,</text:p>
        </text:list-item>
      </text:list>
      <text:list xml:id="list6757497235600032765" text:style-name="L9">
        <text:list-item>
          <text:list>
            <text:list-header>
              <text:p text:style-name="P23"/>
              <text:p text:style-name="P23"><text:soft-page-break/></text:p>
              <text:p text:style-name="P23">Confirmación de la cita para firmar</text:p>
              <text:p text:style-name="P30">El sistema enviará un correo electrónico al estudiante o al encargado, que sirva de comprovante de envio de solicitud, además el correo trenda fines de recordatorio de la cita para firmar presencialmente la declaración jurada en la institución.</text:p>
            </text:list-header>
          </text:list>
        </text:list-item>
      </text:list>
      <text:p text:style-name="P3"/>
      <text:p text:style-name="P3">Ingreso de información al formulario de beca</text:p>
      <text:p text:style-name="P8">__________________________________________________________________________</text:p>
      <text:p text:style-name="P8">Requerimiento: Ingreso de información al formulario de beca</text:p>
      <text:p text:style-name="P8">Caso de uso: Formulario de beca</text:p>
      <text:p text:style-name="P8">1. <text:s/>Flujo básico S(sistema) U(usuario)</text:p>
      <text:p text:style-name="P8">__________________________________________________________________________</text:p>
      <text:p text:style-name="P1">(u) 1. Ingresa al formulario de beca</text:p>
      <text:p text:style-name="P1">(u) 2. Ingresa información personal y familiar a los campos del formulario</text:p>
      <text:p text:style-name="P1">(s) 3. Indica al usuario que debe elegir la fecha para firmar el documento. <text:s/>con el mensaje=""</text:p>
      <text:p text:style-name="P1">(u) 4. Ingresa la fecha.</text:p>
      <text:p text:style-name="P1">(s) 5. Valida la información digitada.</text:p>
      <text:p text:style-name="P1">(u) 6. Le da al boton submit para enviar su información</text:p>
      <text:p text:style-name="P1">(s) 7 Calcula el percapita y condición socioeconómica del estudiante.</text:p>
      <text:p text:style-name="P1">(s) 8. Inserta la información del estudiante a la base de datos. </text:p>
      <text:p text:style-name="P1">(s) 9 Muestra el mensaje confirmación al estudiante: msj = ""</text:p>
      <text:p text:style-name="P1">(s) 10 Envia correo electrónico de recordatorio para la firma presencial del declaración jurada</text:p>
      <text:p text:style-name="P1">(s) 11 Guardará la cita del padre o encargado, a la institución.</text:p>
      <text:p text:style-name="P1">(u) Se sale del sitio de becas.</text:p>
      <text:p text:style-name="P1"/>
      <text:p text:style-name="P1"/>
      <text:p text:style-name="P1"/>
      <text:p text:style-name="P1"/>
      <text:p text:style-name="P1"/>
      <text:p text:style-name="P1"/>
      <text:p text:style-name="P1"/>
      <text:p text:style-name="P8"/>
      <text:p text:style-name="P3"/>
      <text:p text:style-name="P3"><text:soft-page-break/></text:p>
      <text:list xml:id="list43313574" text:continue-list="list43299518" text:style-name="L4">
        <text:list-item>
          <text:p text:style-name="P42">Gestion en las fichas de solicitud de beca</text:p>
          <text:p text:style-name="P42"><text:s/><text:tab/><text:span text:style-name="T9">I</text:span><text:span text:style-name="T8">ngreso al sistema como Admin (pre condición).</text:span></text:p>
          <text:list>
            <text:list-item>
              <text:list>
                <text:list-header>
                  <text:p text:style-name="P42"><text:span text:style-name="T8">Finalización del proceso de formularios de beca (pre condición).</text:span></text:p>
                </text:list-header>
              </text:list>
            </text:list-item>
          </text:list>
        </text:list-item>
      </text:list>
      <text:list xml:id="list6552639112590384165" text:style-name="L14">
        <text:list-item>
          <text:list>
            <text:list-item>
              <text:list>
                <text:list-item>
                  <text:p text:style-name="P47">Mostrar datos de la ficha de un estudiante (Según parámetros)</text:p>
                </text:list-item>
                <text:list-item>
                  <text:p text:style-name="P47">Modificar datos de la ficha de un estudiante ?</text:p>
                </text:list-item>
                <text:list-item>
                  <text:p text:style-name="P47">Borrar datos de la ficha de un estudiante (borrado lógico)</text:p>
                </text:list-item>
                <text:list-item>
                  <text:p text:style-name="P47">Determinar aprovación o denegación de la beca</text:p>
                  <text:p text:style-name="P51">Almacenamiento del reporte (post condición)</text:p>
                </text:list-item>
              </text:list>
            </text:list-item>
          </text:list>
        </text:list-item>
      </text:list>
      <text:p text:style-name="P3"/>
      <text:p text:style-name="P4"><text:tab/><text:span text:style-name="T13"> Gestion de fichas de solicitud de beca</text:span></text:p>
      <text:p text:style-name="P56"><text:span text:style-name="T3"><text:s text:c="3"/>El sistema obtendrá la información de aquellos estudiantes que enviaron exitosamente su socilitud. La información se le mostrará en una tabla gestionable,cada fila de la tabla mostrará al admin, información del estudiante con la que a grandes rasgos se pueda dicernir si <text:s/>merece o no la beca, información tal como:</text:span></text:p>
      <text:list xml:id="list8268929348534773051" text:style-name="L19">
        <text:list-item>
          <text:p text:style-name="P58"><text:span text:style-name="T3">Cedula</text:span></text:p>
        </text:list-item>
        <text:list-item>
          <text:p text:style-name="P58"><text:span text:style-name="T3">Nombre</text:span></text:p>
        </text:list-item>
      </text:list>
      <text:list xml:id="list8406980122610115586" text:style-name="L15">
        <text:list-item>
          <text:p text:style-name="P57"><text:span text:style-name="T3">Ingreso Percapita.</text:span></text:p>
        </text:list-item>
        <text:list-item>
          <text:p text:style-name="P57"><text:span text:style-name="T3">Condición socio económica. </text:span></text:p>
        </text:list-item>
        <text:list-item>
          <text:p text:style-name="P57"><text:span text:style-name="T3">Ayuda del estado que reciva. (si/no).</text:span></text:p>
        </text:list-item>
        <text:list-item>
          <text:p text:style-name="P57"><text:span text:style-name="T3">Otros ingresos del grupo familiar (si/no).</text:span></text:p>
          <text:p text:style-name="P59"><text:span text:style-name="T3">(??? esta bien ???)</text:span></text:p>
          <text:p text:style-name="P57"><text:span text:style-name="T3"/></text:p>
        </text:list-item>
      </text:list>
      <text:p text:style-name="P6"><text:span text:style-name="T10">Adjunto a cada fila habrá un boton llamado </text:span><text:span text:style-name="T11">“???” <text:s/></text:span><text:span text:style-name="T10">Que mostrará el reporte completo de la ficha de solicitud de beca el cual podrá guardarse de forma local.</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oft-page-break/><text:span text:style-name="T10"><text:s text:c="3"/>El sistema ofrecerá un o <text:s/>2 checkbox, con el cual el administrador pueda seleccionar al estudiante que merece la beca, y cambiarle el estado de beca </text:span><text:span text:style-name="T12">(Aprobada/Rechasada/ quitarle el estado EnEspera?).</text:span></text:p>
      <text:p text:style-name="P6"><text:span text:style-name="T12"><text:s/></text:span></text:p>
      <text:p text:style-name="P6"><text:span text:style-name="T12"><text:s text:c="2"/>El sistema mostrará la lista de los estudiantes cuyo estado de beca sea: Aprobado, habrá un botón que ofrecerá enviar estudiantes aprobados a la tabla de postulantes, esto sucede una vez se hayan evaluado todos los estudiantes, por lo que el boton mandará una alerta que indique que para generar este documento se recomiendo estar seguro de que todos los estudiantes fueron revisados msj: “???” Y procederá a abrir un documento que contendrá una tabla en (excel o otro formato)... Esta tabla de postulantes contendrá requerirá de la siguiente información, por estudiante:</text:span></text:p>
      <text:p text:style-name="P6"><text:span text:style-name="T12"><text:tab/></text:span></text:p>
      <text:p text:style-name="P6"><text:span text:style-name="T12"><text:tab/><text:tab/>??????????</text:span></text:p>
      <text:p text:style-name="P6"><text:span text:style-name="T12"/></text:p>
      <text:p text:style-name="P6"><text:span text:style-name="T12">Seguidamente se almacenará de forma local por el usuario.</text:span></text:p>
      <text:p text:style-name="P6"><text:span text:style-name="T12"/></text:p>
      <text:p text:style-name="P4"><text:span text:style-name="T12">Borrardo datos de estudiantes:</text:span></text:p>
      <text:p text:style-name="P6"><text:span text:style-name="T12"><text:s text:c="3"/>Para que el sistema se mantenga rápido y simple, es bueno que los estudiantes que ya no pertenescan a la institución dejen de estar ocupando espacios en los registros de estudiantes que si estan activos, por esto el administrador podrá borrar estudiantes, borrar de forma lógica, es decir, enviará esa información a otro registro de estudiantes_Borrados. Por lo tanto:</text:span></text:p>
      <text:p text:style-name="P6"><text:span text:style-name="T12"><text:s text:c="3"/>El sistema le permitirá al administrador borrar datos de estudiantes que ya no forman parte de la institución, el administrador deberá darle mantenimiento al sitio de esta forma, liberando el espacio de los registros involucrados en el trámite de la solicitud de beca.</text:span></text:p>
      <text:p text:style-name="P6"><text:span text:style-name="T12">(Esto debería hacerse en un form diferente con un CRUD ????)</text:span></text:p>
      <text:p text:style-name="P6"><text:span text:style-name="T12"/></text:p>
      <text:p text:style-name="P6"><text:span text:style-name="T12"/></text:p>
      <text:p text:style-name="P3"><text:span text:style-name="T10">Mostrar datos de la ficha de un estudiante (Según parámetros)</text:span></text:p>
      <text:p text:style-name="P3"><text:span text:style-name="T10"/></text:p>
      <text:p text:style-name="P3"><text:span text:style-name="T10"/></text:p>
      <text:p text:style-name="P8">__________________________________________________________________________</text:p>
      <text:p text:style-name="P1">Requerimiento Gestion de fichas de solicitud de beca.</text:p>
      <text:p text:style-name="P1"><text:soft-page-break/>Caso de uso: Menu emergente para consulta</text:p>
      <text:p text:style-name="P1">1. <text:s/>Flujo básico S(sistema) U(usuario)</text:p>
      <text:p text:style-name="P1">Precondición: Login como administrador</text:p>
      <text:p text:style-name="P8">__________________________________________________________________________</text:p>
      <text:p text:style-name="P1">(u) Ingresa al sistema</text:p>
      <text:p text:style-name="P1">(u) Selecciona la condición socio económica. </text:p>
      <text:p text:style-name="P1">(s) Hace una cosulta a la base de datos, para que traiga a todos los estudiantes según la condición socioeconómica elegida.</text:p>
      <text:p text:style-name="P1">(s) Despliega los datos extraídos de la consulta en una tabla de html</text:p>
      <text:p text:style-name="P8">__________________________________________________________________________</text:p>
      <text:p text:style-name="P1">Requerimiento Gestion de estudiantes</text:p>
      <text:p text:style-name="P1"/>
      <text:p text:style-name="P1">. crear nuevos estudiantes</text:p>
      <text:p text:style-name="P1">. Actualizar estudiante</text:p>
      <text:p text:style-name="P1">. Borrado lógicos.</text:p>
      <text:p text:style-name="P1"/>
      <text:p text:style-name="P1"/>
      <text:p text:style-name="P1"/>
      <text:p text:style-name="P19">Una base de datos</text:p>
      <text:p text:style-name="P12">Caso de uso: Almacenar información de estudiantes</text:p>
      <text:p text:style-name="P12">Flujo base</text:p>
      <text:p text:style-name="P18">U(Usuario) S(Sistema)</text:p>
      <text:p text:style-name="P12">(U) 1. Envia todo el registro de estudiantes en conjunto a la base de datos. (xml)</text:p>
      <text:p text:style-name="P12">(S) 2 Almacena todos los estudiantes con datos como:</text:p>
      <text:p text:style-name="P12"><text:tab/>Nombre, PrimerApellido,SegundoApellido, Sexo(hombre/mujer),CorreoElectrónico (No necesario), Nacionalidad, Religion. <text:span text:style-name="T5">(Dirección exacta tambien?)</text:span></text:p>
      <text:p text:style-name="P17"/>
      <text:p text:style-name="P12"/>
      <text:p text:style-name="P12"/>
      <text:p text:style-name="P12"/>
      <text:p text:style-name="P19"/>
      <text:p text:style-name="P12">Caso de uso: Almacenar información de residencia</text:p>
      <text:p text:style-name="P12">Flujo base</text:p>
      <text:p text:style-name="P18">U(Usuario) S(Sistema)</text:p>
      <text:p text:style-name="P12"><text:soft-page-break/>(U) 1. Envia todo el registro de residencia cercanas a la institución, a la base de datos. </text:p>
      <text:p text:style-name="P12">(S) 2 Almacena todos las resindencia por:</text:p>
      <text:p text:style-name="P12"><text:tab/>Provincia,Cantón,Distrito, cada</text:p>
      <text:p text:style-name="P17"/>
      <text:p text:style-name="P12"/>
      <text:p text:style-name="P12"/>
      <text:p text:style-name="P12"/>
      <text:p text:style-name="P8">__________________________________________________________________________</text:p>
      <text:p text:style-name="P12">Requerimiento: Gestion de las fichas de solicitud de beca</text:p>
      <text:p text:style-name="P18">Caso de uso: Tabla de parámetros en la base de datos.</text:p>
      <text:p text:style-name="P12">La base de datos almacenará el nombre del parámetro y el código del parámetro, los códigos de parámetros van en orden acendente, en potencias de 2, iniciando el rango en ( 0^2 = 1 )</text:p>
      <text:p text:style-name="P12">Ejemplo:</text:p>
      <text:p text:style-name="P12"/>
      <text:p text:style-name="P12"><text:tab/>Condición socio económica: 1</text:p>
      <text:p text:style-name="P12"><text:tab/>Provincia:<text:tab/><text:tab/><text:tab/> <text:s text:c="2"/>2</text:p>
      <text:p text:style-name="P12"><text:tab/>Canton:<text:tab/><text:tab/><text:tab/> <text:s text:c="2"/>4</text:p>
      <text:p text:style-name="P12"><text:tab/>Distrito<text:tab/><text:tab/><text:tab/> <text:s text:c="2"/>8</text:p>
      <text:p text:style-name="P12"><text:tab/>Becado</text:p>
      <text:p text:style-name="P12">El cliente quiere ver las fichas de solicitud de beca de los estudiantes, por provincia y condición socioeconómica, el cliente envia un numero a la base de datos, sería el 3. </text:p>
      <text:p text:style-name="P12">La base de datos toma el numero 3, hace una operación AND y determina que el numero 3 esta conformado por 1 y 2, que respectivamente significan Condición socioeconómica y Provincia. Dato esto se dispara una busqueda a la tabla de estudiantes según su condición socio económica y provincia.</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Villegas</meta:initial-creator>
    <meta:creation-date>2015-05-14T09:37:13.11</meta:creation-date>
    <dc:date>2015-05-17T23:13:36.83</dc:date>
    <dc:creator>Alex Villegas</dc:creator>
    <meta:editing-duration>PT13H19M10S</meta:editing-duration>
    <meta:editing-cycles>10</meta:editing-cycles>
    <meta:generator>OpenOffice/4.1.1$Win32 OpenOffice.org_project/411m6$Build-9775</meta:generator>
    <meta:document-statistic meta:table-count="0" meta:image-count="0" meta:object-count="0" meta:page-count="12" meta:paragraph-count="219" meta:word-count="1983" meta:character-count="12827"/>
  </office:meta>
</office:document-meta>
</file>